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69cm"/>
    </style:style>
    <style:style style:name="co2" style:family="table-column">
      <style:table-column-properties fo:break-before="auto" style:column-width="6.149cm"/>
    </style:style>
    <style:style style:name="co3" style:family="table-column">
      <style:table-column-properties fo:break-before="auto" style:column-width="6.031cm"/>
    </style:style>
    <style:style style:name="co4" style:family="table-column">
      <style:table-column-properties fo:break-before="auto" style:column-width="5.091cm"/>
    </style:style>
    <style:style style:name="co5" style:family="table-column">
      <style:table-column-properties fo:break-before="auto" style:column-width="7.011cm"/>
    </style:style>
    <style:style style:name="co6" style:family="table-column">
      <style:table-column-properties fo:break-before="auto" style:column-width="5.325cm"/>
    </style:style>
    <style:style style:name="co7" style:family="table-column">
      <style:table-column-properties fo:break-before="auto" style:column-width="6.422cm"/>
    </style:style>
    <style:style style:name="co8" style:family="table-column">
      <style:table-column-properties fo:break-before="auto" style:column-width="2.462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1.235cm" fo:break-before="auto" style:use-optimal-row-height="false"/>
    </style:style>
    <style:style style:name="ro3" style:family="table-row">
      <style:table-row-properties style:row-height="0.67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77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dce6f2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ackground-color="#dce6f2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dce6f2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fo:background-color="transparent"/>
    </style:style>
    <style:style style:name="ce7" style:family="table-cell" style:parent-style-name="Excel_20_Built-in_20_Normal">
      <style:table-cell-properties fo:background-color="#ddd9c3"/>
    </style:style>
    <style:style style:name="ce8" style:family="table-cell" style:parent-style-name="Excel_20_Built-in_20_Normal">
      <style:table-cell-properties fo:background-color="#c6d9f1"/>
    </style:style>
    <style:style style:name="ce9" style:family="table-cell" style:parent-style-name="Excel_20_Built-in_20_Normal">
      <style:table-cell-properties fo:background-color="#dce6f2"/>
    </style:style>
    <style:style style:name="ce10" style:family="table-cell" style:parent-style-name="Excel_20_Built-in_20_Normal">
      <style:table-cell-properties fo:background-color="#ebf1de"/>
    </style:style>
    <style:style style:name="ce11" style:family="table-cell" style:parent-style-name="Excel_20_Built-in_20_Normal">
      <style:table-cell-properties fo:background-color="#e6e0ec"/>
    </style:style>
    <style:style style:name="ce12" style:family="table-cell" style:parent-style-name="Excel_20_Built-in_20_Normal">
      <style:table-cell-properties fo:background-color="#fdeada"/>
    </style:style>
    <style:style style:name="ce13" style:family="table-cell" style:parent-style-name="Excel_20_Built-in_20_Normal">
      <style:table-cell-properties fo:background-color="#f2f2f2"/>
    </style:style>
    <style:style style:name="ce14" style:family="table-cell" style:parent-style-name="Excel_20_Built-in_20_Normal">
      <style:table-cell-properties fo:background-color="#f2dcdb"/>
    </style:style>
    <style:style style:name="ce15" style:family="table-cell" style:parent-style-name="Excel_20_Built-in_20_Normal">
      <style:table-cell-properties fo:background-color="#dbeef4"/>
    </style:style>
    <style:style style:name="ce16" style:family="table-cell" style:parent-style-name="Excel_20_Built-in_20_Normal">
      <style:table-cell-properties fo:background-color="#c6d9f1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ackground-color="#e6b9b8"/>
    </style:style>
    <style:style style:name="ce18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MUDDLEME PRODUCT CATEGORY TREE</text:p>
          </table:table-cell>
          <table:table-cell table:style-name="ce5" table:number-columns-repeated="1023"/>
        </table:table-row>
        <table:table-row table:style-name="ro2">
          <table:table-cell table:style-name="ce2" office:value-type="string">
            <text:p>Main Category</text:p>
          </table:table-cell>
          <table:table-cell table:style-name="ce2" office:value-type="string">
            <text:p>Sub Category</text:p>
          </table:table-cell>
          <table:table-cell table:style-name="ce2" office:value-type="string">
            <text:p>Category Level 3</text:p>
          </table:table-cell>
          <table:table-cell table:style-name="ce5" table:number-columns-repeated="1021"/>
        </table:table-row>
        <table:table-row table:style-name="ro3">
          <table:table-cell table:style-name="ce3" table:number-columns-repeated="3"/>
          <table:table-cell table:style-name="ce18" table:number-columns-repeated="1021"/>
        </table:table-row>
        <table:table-row table:style-name="ro4">
          <table:table-cell office:value-type="string">
            <text:p>Apparel Clothing Women</text:p>
          </table:table-cell>
          <table:table-cell table:number-columns-repeated="3"/>
          <table:table-cell table:style-name="ce4" office:value-type="string">
            <text:p>Apparel Clothing Men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Activewear</text:p>
          </table:table-cell>
          <table:table-cell table:number-columns-repeated="2"/>
          <table:table-cell table:style-name="ce4"/>
          <table:table-cell office:value-type="string">
            <text:p>Activewear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7" office:value-type="string">
            <text:p>Shorts</text:p>
          </table:table-cell>
          <table:table-cell/>
          <table:table-cell table:style-name="ce4"/>
          <table:table-cell/>
          <table:table-cell table:style-name="ce7" office:value-type="string">
            <text:p>Short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7" office:value-type="string">
            <text:p>Shirts and Pants</text:p>
          </table:table-cell>
          <table:table-cell/>
          <table:table-cell table:style-name="ce4"/>
          <table:table-cell/>
          <table:table-cell table:style-name="ce7" office:value-type="string">
            <text:p>Shirts and Pant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7" office:value-type="string">
            <text:p>Shoes and Sneakers</text:p>
          </table:table-cell>
          <table:table-cell/>
          <table:table-cell table:style-name="ce4"/>
          <table:table-cell/>
          <table:table-cell table:style-name="ce7" office:value-type="string">
            <text:p>Shoes and Sneaker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7" office:value-type="string">
            <text:p>Sweatshirts</text:p>
          </table:table-cell>
          <table:table-cell/>
          <table:table-cell table:style-name="ce4"/>
          <table:table-cell/>
          <table:table-cell table:style-name="ce7" office:value-type="string">
            <text:p>Sweatshirt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7" office:value-type="string">
            <text:p>Compression Undergarments</text:p>
          </table:table-cell>
          <table:table-cell/>
          <table:table-cell table:style-name="ce4"/>
          <table:table-cell/>
          <table:table-cell table:style-name="ce7" office:value-type="string">
            <text:p>Compression Undergarment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7" office:value-type="string">
            <text:p>Yoga Apparel</text:p>
          </table:table-cell>
          <table:table-cell/>
          <table:table-cell table:style-name="ce4"/>
          <table:table-cell/>
          <table:table-cell table:style-name="ce7"/>
          <table:table-cell table:number-columns-repeated="1017"/>
        </table:table-row>
        <table:table-row table:style-name="ro5">
          <table:table-cell/>
          <table:table-cell office:value-type="string">
            <text:p>Outerwear</text:p>
          </table:table-cell>
          <table:table-cell table:number-columns-repeated="2"/>
          <table:table-cell table:style-name="ce4"/>
          <table:table-cell office:value-type="string">
            <text:p>Outerwear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8" office:value-type="string">
            <text:p>Jackets and Parka's</text:p>
          </table:table-cell>
          <table:table-cell/>
          <table:table-cell table:style-name="ce4"/>
          <table:table-cell/>
          <table:table-cell table:style-name="ce8" office:value-type="string">
            <text:p>Jackets and Parka'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8" office:value-type="string">
            <text:p>Ski and Snow Gear</text:p>
          </table:table-cell>
          <table:table-cell/>
          <table:table-cell table:style-name="ce4"/>
          <table:table-cell/>
          <table:table-cell table:style-name="ce8" office:value-type="string">
            <text:p>Ski and Snow Gear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8" office:value-type="string">
            <text:p>Hiking Books</text:p>
          </table:table-cell>
          <table:table-cell/>
          <table:table-cell table:style-name="ce4"/>
          <table:table-cell/>
          <table:table-cell table:style-name="ce8" office:value-type="string">
            <text:p>Hiking Book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8" office:value-type="string">
            <text:p>Athletic Shoes</text:p>
          </table:table-cell>
          <table:table-cell/>
          <table:table-cell table:style-name="ce4"/>
          <table:table-cell/>
          <table:table-cell table:style-name="ce8" office:value-type="string">
            <text:p>Athletic Shoe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8" office:value-type="string">
            <text:p>Winter Gear</text:p>
          </table:table-cell>
          <table:table-cell/>
          <table:table-cell table:style-name="ce4"/>
          <table:table-cell/>
          <table:table-cell table:style-name="ce8" office:value-type="string">
            <text:p>Winter Geat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Sleepwear and Loungwear</text:p>
          </table:table-cell>
          <table:table-cell table:number-columns-repeated="2"/>
          <table:table-cell table:style-name="ce4"/>
          <table:table-cell office:value-type="string">
            <text:p>Sleepwear and Loungwear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9" office:value-type="string">
            <text:p>Pajamas</text:p>
          </table:table-cell>
          <table:table-cell/>
          <table:table-cell table:style-name="ce4"/>
          <table:table-cell/>
          <table:table-cell table:style-name="ce9" office:value-type="string">
            <text:p>Pajama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9" office:value-type="string">
            <text:p>Nightgowns </text:p>
          </table:table-cell>
          <table:table-cell/>
          <table:table-cell table:style-name="ce4"/>
          <table:table-cell/>
          <table:table-cell table:style-name="ce9" office:value-type="string">
            <text:p>One Piece PJ'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9" office:value-type="string">
            <text:p>Robes</text:p>
          </table:table-cell>
          <table:table-cell/>
          <table:table-cell table:style-name="ce4"/>
          <table:table-cell/>
          <table:table-cell table:style-name="ce9" office:value-type="string">
            <text:p>Robe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9" office:value-type="string">
            <text:p>Loungewear</text:p>
          </table:table-cell>
          <table:table-cell/>
          <table:table-cell table:style-name="ce4"/>
          <table:table-cell/>
          <table:table-cell table:style-name="ce9" office:value-type="string">
            <text:p>Loungewear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9" office:value-type="string">
            <text:p>Slippers</text:p>
          </table:table-cell>
          <table:table-cell/>
          <table:table-cell table:style-name="ce4"/>
          <table:table-cell/>
          <table:table-cell table:style-name="ce9" office:value-type="string">
            <text:p>Slippers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Swimwear</text:p>
          </table:table-cell>
          <table:table-cell table:number-columns-repeated="2"/>
          <table:table-cell table:style-name="ce4"/>
          <table:table-cell office:value-type="string">
            <text:p>Swimwear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" office:value-type="string">
            <text:p>One Piece</text:p>
          </table:table-cell>
          <table:table-cell/>
          <table:table-cell table:style-name="ce4"/>
          <table:table-cell/>
          <table:table-cell table:style-name="ce10" office:value-type="string">
            <text:p>Board Short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0" office:value-type="string">
            <text:p>Shorts and Briefs</text:p>
          </table:table-cell>
          <table:table-cell/>
          <table:table-cell table:style-name="ce4"/>
          <table:table-cell/>
          <table:table-cell table:style-name="ce10" office:value-type="string">
            <text:p>Bottom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0" office:value-type="string">
            <text:p>Two Piece</text:p>
          </table:table-cell>
          <table:table-cell/>
          <table:table-cell table:style-name="ce4"/>
          <table:table-cell/>
          <table:table-cell table:style-name="ce10" office:value-type="string">
            <text:p>Sunglasse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0" office:value-type="string">
            <text:p>Cover-Ups</text:p>
          </table:table-cell>
          <table:table-cell/>
          <table:table-cell table:style-name="ce4"/>
          <table:table-cell/>
          <table:table-cell table:style-name="ce10" office:value-type="string">
            <text:p>Flip Flop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0" office:value-type="string">
            <text:p>Bottoms and Tops</text:p>
          </table:table-cell>
          <table:table-cell/>
          <table:table-cell table:style-name="ce4"/>
          <table:table-cell/>
          <table:table-cell table:style-name="ce10" office:value-type="string">
            <text:p>Surfing Gear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Formal Wear</text:p>
          </table:table-cell>
          <table:table-cell table:number-columns-repeated="2"/>
          <table:table-cell table:style-name="ce4"/>
          <table:table-cell office:value-type="string">
            <text:p>Formal Wear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1" office:value-type="string">
            <text:p>Cocktail Dresses</text:p>
          </table:table-cell>
          <table:table-cell/>
          <table:table-cell table:style-name="ce4"/>
          <table:table-cell/>
          <table:table-cell table:style-name="ce11" office:value-type="string">
            <text:p>Suit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1" office:value-type="string">
            <text:p>Pant Suits</text:p>
          </table:table-cell>
          <table:table-cell/>
          <table:table-cell table:style-name="ce4"/>
          <table:table-cell/>
          <table:table-cell table:style-name="ce11" office:value-type="string">
            <text:p>Dress Pant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1" office:value-type="string">
            <text:p>Gowns</text:p>
          </table:table-cell>
          <table:table-cell/>
          <table:table-cell table:style-name="ce4"/>
          <table:table-cell/>
          <table:table-cell table:style-name="ce11" office:value-type="string">
            <text:p>Dress Shoe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1" office:value-type="string">
            <text:p>Formal Tops/Dress Shirts</text:p>
          </table:table-cell>
          <table:table-cell/>
          <table:table-cell table:style-name="ce4"/>
          <table:table-cell/>
          <table:table-cell table:style-name="ce11" office:value-type="string">
            <text:p>Formal Wear / Tuxedo'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1" office:value-type="string">
            <text:p>Dress Shoes and Heels</text:p>
          </table:table-cell>
          <table:table-cell/>
          <table:table-cell table:style-name="ce4"/>
          <table:table-cell/>
          <table:table-cell table:style-name="ce11" office:value-type="string">
            <text:p>Ties and Accessories</text:p>
          </table:table-cell>
          <table:table-cell table:number-columns-repeated="1017"/>
        </table:table-row>
        <table:table-row table:style-name="ro5">
          <table:table-cell office:value-type="string">
            <text:p>Apparel Accessories Women</text:p>
          </table:table-cell>
          <table:table-cell table:number-columns-repeated="3"/>
          <table:table-cell table:style-name="ce4" office:value-type="string">
            <text:p>Apparel Accessories Men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lothing Accessories</text:p>
          </table:table-cell>
          <table:table-cell table:number-columns-repeated="2"/>
          <table:table-cell table:style-name="ce4"/>
          <table:table-cell office:value-type="string">
            <text:p>Clothing Accessor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2" office:value-type="string">
            <text:p>Handbags</text:p>
          </table:table-cell>
          <table:table-cell/>
          <table:table-cell table:style-name="ce4"/>
          <table:table-cell/>
          <table:table-cell table:style-name="ce12" office:value-type="string">
            <text:p><text:s/>Ties and Pocket Square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2" office:value-type="string">
            <text:p>Jewelry</text:p>
          </table:table-cell>
          <table:table-cell/>
          <table:table-cell table:style-name="ce4"/>
          <table:table-cell/>
          <table:table-cell table:style-name="ce12" office:value-type="string">
            <text:p>Jewelry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2" office:value-type="string">
            <text:p>Belts and Hats</text:p>
          </table:table-cell>
          <table:table-cell/>
          <table:table-cell table:style-name="ce4"/>
          <table:table-cell/>
          <table:table-cell table:style-name="ce12" office:value-type="string">
            <text:p>Belts and Hat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2" office:value-type="string">
            <text:p>Hair Accessories</text:p>
          </table:table-cell>
          <table:table-cell/>
          <table:table-cell table:style-name="ce4"/>
          <table:table-cell/>
          <table:table-cell table:style-name="ce12" office:value-type="string">
            <text:p>Socks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12" office:value-type="string">
            <text:p>Gloves and Mittens</text:p>
          </table:table-cell>
          <table:table-cell/>
          <table:table-cell table:style-name="ce4"/>
          <table:table-cell/>
          <table:table-cell table:style-name="ce12" office:value-type="string">
            <text:p>Gloves and Mittens</text:p>
          </table:table-cell>
          <table:table-cell table:number-columns-repeated="1017"/>
        </table:table-row>
        <table:table-row table:style-name="ro5">
          <table:table-cell office:value-type="string">
            <text:p>Art and Entertainment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Crafts and Hobbie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3" office:value-type="string">
            <text:p>Scrapbook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Knitting and Crochet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Sew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Jewerly Mak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Photograph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Painting and Drawing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Musical Instrument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9" office:value-type="string">
            <text:p>Guita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Piano and Keyboa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Brass Instrumen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Drums - percussi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Saxophone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Party and Celebration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" office:value-type="string">
            <text:p>Decoratio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Party Plann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Invitatio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Entertainmen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Venu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Books: Children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0" office:value-type="string">
            <text:p>Ages 0-2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Ages 2-5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Ages 5-9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Ages 10+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Books: Fiction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1" office:value-type="string">
            <text:p>Comic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Horror Nove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Literatu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Romance Nove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Mystery Nove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New York Times Bestseller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Books: Non-Fiction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2" office:value-type="string">
            <text:p>Animal and Natu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Computer Boo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Business and Economic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Body Mind and Spiri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Education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College and Universi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Garden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Home Improvemen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Health and Fitnes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Pet Boo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Puzzl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Religious Boo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Sports 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12" office:value-type="string">
            <text:p>Travel Books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Music</text:p>
          </table:table-cell>
          <table:table-cell table:style-name="ce6"/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Hard Rock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Pop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Count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R&amp;B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Jazz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Instrumental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7" office:value-type="string">
            <text:p>Accousti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Classica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Soft Rock</text:p>
          </table:table-cell>
          <table:table-cell table:number-columns-repeated="1021"/>
        </table:table-row>
        <table:table-row table:style-name="ro5">
          <table:table-cell office:value-type="string">
            <text:p>Baby and Toddler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Baby Safety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0" office:value-type="string">
            <text:p>Baby Monito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Baby Gat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Pack N Pla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Baby Car Sea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Baby Stroller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Baby Furniture</text:p>
          </table:table-cell>
          <table:table-cell table:style-name="ce6"/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Beds, Cribs and Crad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Changing Tab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High Chairs and Boost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Bassinet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Baby Clothing</text:p>
          </table:table-cell>
          <table:table-cell table:style-name="ce6"/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Infan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Bab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Toddl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Kid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Baby Supplies</text:p>
          </table:table-cell>
          <table:table-cell table:style-name="ce6"/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Formu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Diap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Bottl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Baby Toy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4" office:value-type="string">
            <text:p>Mobi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Jump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Bouncers and Rock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Walk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DVD's Movies</text:p>
          </table:table-cell>
          <table:table-cell table:number-columns-repeated="1021"/>
        </table:table-row>
        <table:table-row table:style-name="ro5">
          <table:table-cell office:value-type="string">
            <text:p>Camera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Cameras and Accessorie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1" office:value-type="string">
            <text:p>Digital and SL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Lens and Filt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Bags and Tripo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Lighting and Flash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Video Cameras</text:p>
          </table:table-cell>
          <table:table-cell table:number-columns-repeated="1021"/>
        </table:table-row>
        <table:table-row table:style-name="ro5">
          <table:table-cell office:value-type="string">
            <text:p>Electronic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TV's and Accessorie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0" office:value-type="string">
            <text:p>LED HDTV'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LED HDTV'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Plasma HDTV'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3D HDTV'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Blu-Ray and DVD Play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TV-DVD Combo'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HDMI Cables 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Wall Mount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Mobile and Audio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8" office:value-type="string">
            <text:p>Headphones and Accessor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Phon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MP3 Players and Accessor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Batteries and Charger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omputer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2" office:value-type="string">
            <text:p>Laptop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Desktop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Tablets and iPa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Monitors and Cab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Batteri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GP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" office:value-type="string">
            <text:p>Automotiv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Aviati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Spor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Fish Finders &amp; Marine Rada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Print, Copy,Scan and Fax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3" office:value-type="string">
            <text:p>Printers and Copi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Fax Machin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Scann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Toner and Accessori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Gaming Console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1" office:value-type="string">
            <text:p>PlayStatio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Xbox 360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Wii Conso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Nintendo DS and Accessor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Gam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Game Boy and Accessor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Super Nintendo Consol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Print, Copy,Scan and Fax</text:p>
          </table:table-cell>
          <table:table-cell table:style-name="ce11"/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Printers and Copi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Fax Machin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Scann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Toner and Accessories</text:p>
          </table:table-cell>
          <table:table-cell table:number-columns-repeated="1021"/>
        </table:table-row>
        <table:table-row table:style-name="ro5">
          <table:table-cell office:value-type="string">
            <text:p>Furniture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Baby Furniture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9" office:value-type="string">
            <text:p>Beds, Cribs and Crad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Changing Tab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High Chairs and Boost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Bassinet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Bedroom Furniture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2" office:value-type="string">
            <text:p>Armoir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Bed Fram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Headboards and Footboar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Mattresses and Box Sprin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Be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Nightstan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Waterbe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Dresser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Living Room Furniture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4" office:value-type="string">
            <text:p>Chai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Couches and Sofa'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Ottoman'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Love Seats 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Reclin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Coffee Tabl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Outdoor Furniture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" office:value-type="string">
            <text:p>Beach and Deck Chai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Adirondack Chai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Sunloung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Outdoor Tab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Patio and Screens</text:p>
          </table:table-cell>
          <table:table-cell table:number-columns-repeated="1021"/>
        </table:table-row>
        <table:table-row table:style-name="ro5">
          <table:table-cell office:value-type="string">
            <text:p>Home and Garden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Countertops</text:p>
          </table:table-cell>
          <table:table-cell table:number-columns-repeated="1022"/>
        </table:table-row>
        <table:table-row table:style-name="ro5">
          <table:table-cell/>
          <table:table-cell table:style-name="ce6"/>
          <table:table-cell table:style-name="ce9" office:value-type="string">
            <text:p>Granite</text:p>
          </table:table-cell>
          <table:table-cell table:number-columns-repeated="1021"/>
        </table:table-row>
        <table:table-row table:style-name="ro5">
          <table:table-cell/>
          <table:table-cell table:style-name="ce6"/>
          <table:table-cell table:style-name="ce9" office:value-type="string">
            <text:p>Marble</text:p>
          </table:table-cell>
          <table:table-cell table:number-columns-repeated="1021"/>
        </table:table-row>
        <table:table-row table:style-name="ro5">
          <table:table-cell/>
          <table:table-cell table:style-name="ce6"/>
          <table:table-cell table:style-name="ce9" office:value-type="string">
            <text:p>Tile</text:p>
          </table:table-cell>
          <table:table-cell table:number-columns-repeated="1021"/>
        </table:table-row>
        <table:table-row table:style-name="ro5">
          <table:table-cell/>
          <table:table-cell table:style-name="ce6"/>
          <table:table-cell table:style-name="ce9" office:value-type="string">
            <text:p>Laminate</text:p>
          </table:table-cell>
          <table:table-cell table:number-columns-repeated="1021"/>
        </table:table-row>
        <table:table-row table:style-name="ro5">
          <table:table-cell/>
          <table:table-cell table:style-name="ce6"/>
          <table:table-cell table:style-name="ce9" office:value-type="string">
            <text:p>Hardwood</text:p>
          </table:table-cell>
          <table:table-cell table:number-columns-repeated="1021"/>
        </table:table-row>
        <table:table-row table:style-name="ro5">
          <table:table-cell/>
          <table:table-cell table:style-name="ce6"/>
          <table:table-cell table:style-name="ce9" office:value-type="string">
            <text:p>Ceramic and Porcelain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Flooring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0" office:value-type="string">
            <text:p>Hardwoo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Ston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Viny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Carpe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Stone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Home Décor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4" office:value-type="string">
            <text:p>Doors and Window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Garden and Stepping Ston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Mailbox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Rugs and Runn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Seating and Cushio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Tables and Lamp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Wall and Window Ar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Slipcov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Seasonal and Holiday Decoration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Lawn and Garden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0" office:value-type="string">
            <text:p>Lawn Mow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Snow Blow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Chainsaw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Leaf Blow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Tractor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Fireplace and Wood Stove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5" office:value-type="string">
            <text:p>Firewood and Fue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Log and Wood Rac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Inser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Fans and Blow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Wood Stov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Outdoor Fireplac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Appliance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6" office:value-type="string">
            <text:p>Washers and Dry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6" office:value-type="string">
            <text:p>Dishwash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6" office:value-type="string">
            <text:p>Trash Compacto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6" office:value-type="string">
            <text:p>Vacuums 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6" office:value-type="string">
            <text:p>Air Condition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6" office:value-type="string">
            <text:p>Dehumidifi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6" office:value-type="string">
            <text:p>Space Heat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6" office:value-type="string">
            <text:p>Garace Door Open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6" office:value-type="string">
            <text:p>Sewing Machin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6" office:value-type="string">
            <text:p>Refrigerato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6" office:value-type="string">
            <text:p>Stoves and Ove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6" office:value-type="string">
            <text:p>Microwave Ove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6" office:value-type="string">
            <text:p>Ranges and Range Hood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Kitchen and Dining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3" office:value-type="string">
            <text:p>Cabine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Outdoor Gril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Cooktop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Food warm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Stoves and Ove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Rang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Freez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Refrigerato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Microwave Ove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Range Hoo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Toasters and Grills</text:p>
          </table:table-cell>
          <table:table-cell table:number-columns-repeated="1021"/>
        </table:table-row>
        <table:table-row table:style-name="ro5">
          <table:table-cell office:value-type="string">
            <text:p>Luggage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Travel and Business Case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7" office:value-type="string">
            <text:p>Laptop Bags and Cas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7" office:value-type="string">
            <text:p>Tablet Computer Ba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7" office:value-type="string">
            <text:p>Garment Ba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7" office:value-type="string">
            <text:p>Messenger Ba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7" office:value-type="string">
            <text:p>Backpac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7" office:value-type="string">
            <text:p>Suitcases</text:p>
          </table:table-cell>
          <table:table-cell table:number-columns-repeated="1021"/>
        </table:table-row>
        <table:table-row table:style-name="ro5">
          <table:table-cell office:value-type="string">
            <text:p>Sporting Good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Combat Sport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8" office:value-type="string">
            <text:p>Wrestl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Martial Ar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Box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Kickbox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Fencing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Yoga</text:p>
          </table:table-cell>
          <table:table-cell table:style-name="ce6"/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Clothing and Accessori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xercise and Fitnes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3" office:value-type="string">
            <text:p>Elliptical Train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Exercise Bik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Rowing Machin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Stair Climb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Treadmil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Free Weigh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Exercise Ball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Indoor Game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2" office:value-type="string">
            <text:p>Air Hockey Tab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Billiard/Pool Tab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Bowl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Ping Pong Tab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Foosball Tab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Table Shuffleboard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Jumping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4" office:value-type="string">
            <text:p>Trampolin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Racquet Sport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9" office:value-type="string">
            <text:p>Racquetball Accessor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Squash Accessor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Tennis Accessori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Team Sport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" office:value-type="string">
            <text:p>Baseball Accessor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Football Accessor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Basketball Accessor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Volleyball Accessor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Cheerlead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Field Hocke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Socc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Hocke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Lacross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Rugb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Softball</text:p>
          </table:table-cell>
          <table:table-cell table:number-columns-repeated="1021"/>
        </table:table-row>
        <table:table-row table:style-name="ro5">
          <table:table-cell office:value-type="string">
            <text:p>Sporting Goods Outdoor Recreation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Camping, Hiking, Backpacking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4" office:value-type="string">
            <text:p>Furnitu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Sleeping Ba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Tents and Ne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Water Purifi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Equipment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ycling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3" office:value-type="string">
            <text:p>Mountain Bik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Road Bik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Triathlon Bik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Hybrid Bik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Electric Bik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Golf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9" office:value-type="string">
            <text:p>Club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Bags and Bal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Lesso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Drivers and Putt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Clothing and Accessori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questrian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4" office:value-type="string">
            <text:p>Brid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Sadd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Accessor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Boots and Leg Wrap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Rein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Fishing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0" office:value-type="string">
            <text:p>Rods and Ree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Lines, leaders and lur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Boat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Hunting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1" office:value-type="string">
            <text:p>Stan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Blinds and Scree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Shelt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Trap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Decoy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Motorsport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5" office:value-type="string">
            <text:p>Ca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KickScoot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Powered Scooters 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Water Sport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3" office:value-type="string">
            <text:p>Scuba Diving and Snorkel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Kitesurf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Surf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Water Sking, Knee Board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Wetsui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Water Tub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Windsurfing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Winter Sport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" office:value-type="string">
            <text:p>Cross Country Ski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Downhill Ski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Snowboard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Sledd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Snowshoe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Skating</text:p>
          </table:table-cell>
          <table:table-cell table:number-columns-repeated="1021"/>
        </table:table-row>
        <table:table-row table:style-name="ro5">
          <table:table-cell office:value-type="string">
            <text:p>Toys and Game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Game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8" office:value-type="string">
            <text:p>Board Gam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Electronic Gam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Outdoor Play Equipment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4" office:value-type="string">
            <text:p>Water Slid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Outdoor Playse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Playhous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Swingsets and Slid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Sandbox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Toy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0" office:value-type="string">
            <text:p>Activity Toy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Drawing Toy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Building Toy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Beach and Sand Toy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Dolls Playsets, Figur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Educational Toy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Flying Toy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Musical Toy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Play Vehic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Radio Control Toy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Riding Toys</text:p>
          </table:table-cell>
          <table:table-cell table:number-columns-repeated="1021"/>
        </table:table-row>
        <table:table-row table:style-name="ro5">
          <table:table-cell office:value-type="string">
            <text:p>Vehicle and Part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Vehicle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1" office:value-type="string">
            <text:p>Used Ca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Used Trucks and SUV'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New Ca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New Trucks and SUV'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Electric Ca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Hybrid Vehic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Crossover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Car Audio and Video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2" office:value-type="string">
            <text:p>Stereo'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Amplifi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Receiv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DVD Play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Navigati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Speaker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Tires and Tire Care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" office:value-type="string">
            <text:p>Car Tir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Hubcaps, Rims and Whee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Truckand SUV <text:s/>Tir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Tire Chain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Locking Systems and Monitoring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3" office:value-type="string">
            <text:p>Child Safety Loc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Locking Hub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Remote Keyless System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Power Door Loc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Start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Immobiliz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Alarm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Radar Detector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Mechanics and Specialty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9" office:value-type="string">
            <text:p>Brak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Autobod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Detail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9" office:value-type="string">
            <text:p>Engine and Transmission</text:p>
          </table:table-cell>
          <table:table-cell table:number-columns-repeated="1021"/>
        </table:table-row>
        <table:table-row table:style-name="ro5">
          <table:table-cell office:value-type="string">
            <text:p>Health and Beauty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Healthcare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7" office:value-type="string">
            <text:p>Fitness and Nutriti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Physical Therap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Support and Brac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Accessibility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Personal Care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0" office:value-type="string">
            <text:p>Cosmetic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Bath and Bod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Makeup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Skin Ca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Hair Ca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Oral Ca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Sleeping Ai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Vision Care - Eye Glasses</text:p>
          </table:table-cell>
          <table:table-cell table:number-columns-repeated="1021"/>
        </table:table-row>
        <table:table-row table:style-name="ro5">
          <table:table-cell office:value-type="string">
            <text:p>Apparel and Accessorie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Jewelry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1" office:value-type="string">
            <text:p>Bracele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Broches and Lape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Charms and Pendan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Necklac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Earin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Rin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Cufflin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Body Jewelr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Precious Stones: Diamon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Watches and Bands</text:p>
          </table:table-cell>
          <table:table-cell table:number-columns-repeated="1021"/>
        </table:table-row>
        <table:table-row table:style-name="ro5">
          <table:table-cell office:value-type="string">
            <text:p>Hardware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Home Fencing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5" office:value-type="string">
            <text:p>Fenc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Posts and Picke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Gat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Wire Fencing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Plumbing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8" office:value-type="string">
            <text:p>Fixtur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Bathtub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Hot Water Heat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Fauce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Show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Sin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Toilets and Bide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Water Filtration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Roofing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2" office:value-type="string">
            <text:p>Gutt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Flash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2" office:value-type="string">
            <text:p>Shingl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lectrical</text:p>
          </table:table-cell>
          <table:table-cell table:style-name="ce6"/>
          <table:table-cell table:number-columns-repeated="1021"/>
        </table:table-row>
        <table:table-row table:style-name="ro5">
          <table:table-cell table:number-columns-repeated="2"/>
          <table:table-cell table:style-name="ce11" office:value-type="string">
            <text:p>Electical Supplie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Painting and Wall Covering</text:p>
          </table:table-cell>
          <table:table-cell table:style-name="ce6"/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Pain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Paint Remov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Prim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Brushes and Roll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Sta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Varnish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7" office:value-type="string">
            <text:p>Wall Pap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Tool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4" office:value-type="string">
            <text:p>Ladders and Scaffold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Masonry Too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Measuring Tools and Senso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4" office:value-type="string">
            <text:p>Drills and Saws</text:p>
          </table:table-cell>
          <table:table-cell table:number-columns-repeated="1021"/>
        </table:table-row>
        <table:table-row table:style-name="ro5">
          <table:table-cell office:value-type="string">
            <text:p>Office Supplie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Filing and Organization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8" office:value-type="string">
            <text:p>Cabine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8" office:value-type="string">
            <text:p>Storage Lockers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General Supplie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1" office:value-type="string">
            <text:p>Specify in Text Box</text:p>
          </table:table-cell>
          <table:table-cell table:number-columns-repeated="1021"/>
        </table:table-row>
        <table:table-row table:style-name="ro5">
          <table:table-cell office:value-type="string">
            <text:p>Insurance and Financial Products</text:p>
          </table:table-cell>
          <table:table-cell table:number-columns-repeated="1023"/>
        </table:table-row>
        <table:table-row table:style-name="ro5">
          <table:table-cell/>
          <table:table-cell office:value-type="string">
            <text:p>Personal Insurance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5" office:value-type="string">
            <text:p>Home Own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Automotiv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5" office:value-type="string">
            <text:p>Life Insurance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Financial Products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10" office:value-type="string">
            <text:p>Estate Plann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Mutual Fund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Annuiti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CD'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529 Pla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" office:value-type="string">
            <text:p>Retirement</text:p>
          </table:table-cell>
          <table:table-cell table:number-columns-repeated="1021"/>
        </table:table-row>
        <table:table-row table:style-name="ro5" table:number-rows-repeated="104806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20/06/2016</text:date>, <text:time>18:3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0T18:36:58</dc:date>
    <dc:creator>Ishank Gupta</dc:creator>
    <meta:document-statistic meta:table-count="1" meta:cell-count="547" meta:object-count="0"/>
    <meta:generator>OpenOffice/4.1.1$Unix OpenOffice.org_project/411m6$Build-9775</meta:generator>
  </office:meta>
</office:document-meta>
</file>